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width="0.051cm" svg:stroke-color="#333333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889cm"/>
    </style:style>
    <style:style style:name="gr4" style:family="graphic" style:parent-style-name="objectwithoutfill">
      <style:graphic-properties svg:stroke-width="0.152cm" draw:marker-start-width="0.427cm" draw:marker-end-width="0.427cm" draw:fill="none" draw:textarea-vertical-align="middle" fo:padding-top="0.2cm" fo:padding-bottom="0.2cm" fo:padding-left="0.325cm" fo:padding-right="0.325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measure">
      <style:graphic-properties draw:textarea-vertical-align="middle"/>
    </style:style>
    <style:style style:name="gr8" style:family="graphic" style:parent-style-name="measure" style:list-style-name="L1">
      <style:graphic-properties draw:textarea-vertical-align="middle" draw:line-distance="0.508cm"/>
    </style:style>
    <style:style style:name="gr9" style:family="graphic" style:parent-style-name="standard">
      <style:graphic-properties draw:stroke="none" svg:stroke-color="#000000" draw:fill="none" draw:fill-color="#ffffff" fo:min-height="0.766cm"/>
    </style:style>
    <style:style style:name="gr10" style:family="graphic" style:parent-style-name="objectwithoutfill">
      <style:graphic-properties draw:stroke="dash" draw:stroke-dash="Fine_20_Dashed" svg:stroke-width="0.102cm" svg:stroke-color="#ff3333" draw:marker-start-width="0.508cm" draw:marker-end-width="0.508cm" draw:fill="none" draw:textarea-vertical-align="middle" fo:padding-top="0.176cm" fo:padding-bottom="0.176cm" fo:padding-left="0.301cm" fo:padding-right="0.30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Century Schoolbook L"/>
    </style:style>
    <style:style style:name="P3" style:family="paragraph">
      <style:text-properties style:font-name="Century Schoolbook L" fo:font-size="14pt" style:font-size-asian="14pt" style:font-size-complex="14pt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P5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text-properties fo:font-size="10pt" style:font-size-asian="10pt" style:font-size-complex="10pt"/>
    </style:style>
    <style:style style:name="P7" style:family="paragraph">
      <style:text-properties style:font-name="Century Schoolbook L" fo:font-size="10pt" style:font-size-asian="10pt" style:font-size-complex="10pt"/>
    </style:style>
    <style:style style:name="T1" style:family="text">
      <style:text-properties style:font-name="Century Schoolbook L"/>
    </style:style>
    <style:style style:name="T2" style:family="text">
      <style:text-properties style:font-name="Century Schoolbook L" fo:font-size="14pt" style:font-size-asian="14pt" style:font-size-complex="14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Century Schoolbook L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556cm" svg:height="12.7cm" svg:x="7.858cm" svg:y="5.445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9.455cm" svg:y1="19.388cm" svg:x2="9.455cm" svg:y2="18.118cm">
          <text:p/>
        </draw:line>
        <draw:line draw:style-name="gr2" draw:text-style-name="P1" draw:layer="layout" svg:x1="9.855cm" svg:y1="19.389cm" svg:x2="9.855cm" svg:y2="18.119cm">
          <text:p/>
        </draw:line>
        <draw:line draw:style-name="gr2" draw:text-style-name="P1" draw:layer="layout" svg:x1="9.663cm" svg:y1="19.388cm" svg:x2="9.663cm" svg:y2="18.118cm">
          <text:p/>
        </draw:line>
        <draw:frame draw:style-name="gr3" draw:text-style-name="P2" draw:layer="layout" svg:width="6.604cm" svg:height="3.555cm" svg:x="6.207cm" svg:y="19.342cm">
          <draw:text-box>
            <text:p text:style-name="P1"><text:span text:style-name="T1">Gas inlet</text:span></text:p>
            <text:p text:style-name="P1"><text:span text:style-name="T1">U.air = 0.13 m/s</text:span></text:p>
            <text:p text:style-name="P1"><text:span text:style-name="T1">Alpha.air = 1</text:span></text:p>
            <text:p text:style-name="P1"><text:span text:style-name="T1">Bubble size = 5 mm</text:span></text:p>
          </draw:text-box>
        </draw:frame>
        <draw:line draw:style-name="gr2" draw:text-style-name="P1" draw:layer="layout" svg:x1="7.885cm" svg:y1="5.445cm" svg:x2="7.885cm" svg:y2="4.175cm">
          <text:p/>
        </draw:line>
        <draw:line draw:style-name="gr2" draw:text-style-name="P1" draw:layer="layout" svg:x1="8.285cm" svg:y1="5.446cm" svg:x2="8.285cm" svg:y2="4.176cm">
          <text:p/>
        </draw:line>
        <draw:line draw:style-name="gr2" draw:text-style-name="P1" draw:layer="layout" svg:x1="8.685cm" svg:y1="5.447cm" svg:x2="8.685cm" svg:y2="4.177cm">
          <text:p/>
        </draw:line>
        <draw:line draw:style-name="gr2" draw:text-style-name="P1" draw:layer="layout" svg:x1="9.085cm" svg:y1="5.447cm" svg:x2="9.085cm" svg:y2="4.177cm">
          <text:p/>
        </draw:line>
        <draw:line draw:style-name="gr2" draw:text-style-name="P1" draw:layer="layout" svg:x1="9.485cm" svg:y1="5.447cm" svg:x2="9.485cm" svg:y2="4.177cm">
          <text:p/>
        </draw:line>
        <draw:line draw:style-name="gr2" draw:text-style-name="P1" draw:layer="layout" svg:x1="9.885cm" svg:y1="5.447cm" svg:x2="9.885cm" svg:y2="4.177cm">
          <text:p/>
        </draw:line>
        <draw:line draw:style-name="gr2" draw:text-style-name="P1" draw:layer="layout" svg:x1="10.285cm" svg:y1="5.447cm" svg:x2="10.285cm" svg:y2="4.177cm">
          <text:p/>
        </draw:line>
        <draw:line draw:style-name="gr2" draw:text-style-name="P1" draw:layer="layout" svg:x1="10.685cm" svg:y1="5.447cm" svg:x2="10.685cm" svg:y2="4.177cm">
          <text:p/>
        </draw:line>
        <draw:line draw:style-name="gr2" draw:text-style-name="P1" draw:layer="layout" svg:x1="10.985cm" svg:y1="5.447cm" svg:x2="10.985cm" svg:y2="4.177cm">
          <text:p/>
        </draw:line>
        <draw:line draw:style-name="gr2" draw:text-style-name="P1" draw:layer="layout" svg:x1="11.385cm" svg:y1="5.447cm" svg:x2="11.385cm" svg:y2="4.177cm">
          <text:p/>
        </draw:line>
        <draw:frame draw:style-name="gr3" draw:text-style-name="P2" draw:layer="layout" svg:width="3.429cm" svg:height="1.139cm" svg:x="7.858cm" svg:y="2.909cm">
          <draw:text-box>
            <text:p text:style-name="P1"><text:span text:style-name="T1">Outlet</text:span></text:p>
          </draw:text-box>
        </draw:frame>
        <draw:line draw:style-name="gr4" draw:text-style-name="P1" draw:layer="layout" svg:x1="9.99cm" svg:y1="18.145cm" svg:x2="9.355cm" svg:y2="18.145cm">
          <text:p/>
        </draw:line>
        <draw:line draw:style-name="gr4" draw:text-style-name="P1" draw:layer="layout" svg:x1="11.414cm" svg:y1="5.445cm" svg:x2="7.858cm" svg:y2="5.445cm">
          <text:p/>
        </draw:line>
        <draw:line draw:style-name="gr5" draw:text-style-name="P1" draw:layer="layout" svg:x1="7.858cm" svg:y1="13.954cm" svg:x2="11.414cm" svg:y2="13.954cm">
          <text:p/>
        </draw:line>
        <draw:frame draw:style-name="gr6" draw:text-style-name="P3" draw:layer="layout" svg:width="1.154cm" svg:height="0.894cm" svg:x="9.117cm" svg:y="9.504cm">
          <draw:text-box>
            <text:p><text:span text:style-name="T2">air</text:span></text:p>
          </draw:text-box>
        </draw:frame>
        <draw:frame draw:style-name="gr6" draw:text-style-name="P3" draw:layer="layout" svg:width="1.827cm" svg:height="0.894cm" svg:x="8.698cm" svg:y="15.478cm">
          <draw:text-box>
            <text:p><text:span text:style-name="T2">water</text:span></text:p>
          </draw:text-box>
        </draw:frame>
        <draw:measure draw:style-name="gr7" draw:text-style-name="P1" draw:layer="measurelines" svg:x1="5.334cm" svg:y1="5.572cm" svg:x2="5.334cm" svg:y2="18.145cm">
          <text:p text:style-name="P4"><text:span text:style-name="T3">1200 mm</text:span></text:p>
        </draw:measure>
        <draw:measure draw:style-name="gr7" draw:text-style-name="P1" draw:layer="measurelines" svg:x1="7.731cm" svg:y1="2.924cm" svg:x2="11.414cm" svg:y2="2.924cm">
          <text:p text:style-name="P4"><text:span text:style-name="T3">200 mm</text:span></text:p>
        </draw:measure>
        <draw:measure draw:style-name="gr8" draw:text-style-name="P5" draw:layer="measurelines" svg:x1="9.283cm" svg:y1="17.937cm" svg:x2="10.045cm" svg:y2="17.937cm">
          <text:p text:style-name="P5"><text:span text:style-name="T3">18</text:span><text:span text:style-name="T3"><text:measure text:kind="gap"/></text:span></text:p>
        </draw:measure>
        <draw:measure draw:style-name="gr7" draw:text-style-name="P1" draw:layer="measurelines" svg:x1="12.619cm" svg:y1="13.954cm" svg:x2="12.619cm" svg:y2="18.145cm">
          <text:p text:style-name="P4"><text:span text:style-name="T3">450 mm</text:span></text:p>
        </draw:measure>
        <draw:frame draw:style-name="gr9" draw:text-style-name="P3" draw:layer="layout" svg:width="4.826cm" svg:height="1.016cm" svg:x="11.441cm" svg:y="10.525cm">
          <draw:text-box>
            <text:p><text:span text:style-name="T2">wall</text:span></text:p>
          </draw:text-box>
        </draw:frame>
        <draw:frame draw:style-name="gr9" draw:text-style-name="P3" draw:layer="layout" svg:width="4.826cm" svg:height="1.016cm" svg:x="6.361cm" svg:y="10.525cm">
          <draw:text-box>
            <text:p><text:span text:style-name="T2">wall</text:span></text:p>
          </draw:text-box>
        </draw:frame>
        <draw:line draw:style-name="gr10" draw:text-style-name="P1" draw:layer="layout" svg:x1="7.858cm" svg:y1="15.243cm" svg:x2="11.414cm" svg:y2="15.243cm">
          <text:p/>
        </draw:line>
        <draw:frame draw:style-name="gr6" draw:text-style-name="P7" draw:layer="layout" svg:width="1.819cm" svg:height="0.708cm" svg:x="6.236cm" svg:y="14.908cm">
          <draw:text-box>
            <text:p text:style-name="P6"><text:span text:style-name="T4">Y=37c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29T11:31:00.644839596</meta:creation-date>
    <dc:date>2016-03-30T15:31:28.147879880</dc:date>
    <meta:editing-duration>PT1H30M19S</meta:editing-duration>
    <meta:editing-cycles>3</meta:editing-cycles>
    <meta:generator>LibreOffice/4.2.8.2$Linux_X86_64 LibreOffice_project/420m0$Build-2</meta:generator>
    <meta:document-statistic meta:object-count="29"/>
  </office:meta>
</office:document-meta>
</file>